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aming scheme for meter variable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Variabelnavn</text:p>
          </table:table-cell>
          <table:table-cell table:style-name="ce1" office:value-type="string" calcext:value-type="string">
            <text:p>Beskrivelse</text:p>
          </table:table-cell>
          <table:table-cell table:style-name="ce1" office:value-type="string" calcext:value-type="string">
            <text:p>Engelsk</text:p>
          </table:table-cell>
          <table:table-cell table:style-name="ce1" office:value-type="string" calcext:value-type="string">
            <text:p>Måleenhed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M03_P</text:p>
          </table:table-cell>
          <table:table-cell table:style-name="ce1" office:value-type="string" calcext:value-type="string">
            <text:p>Effekt, alle faser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P1</text:p>
          </table:table-cell>
          <table:table-cell table:style-name="ce1" office:value-type="string" calcext:value-type="string">
            <text:p>Effekt, fase 1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P2</text:p>
          </table:table-cell>
          <table:table-cell table:style-name="ce1" office:value-type="string" calcext:value-type="string">
            <text:p>Effekt, fase 2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Q</text:p>
          </table:table-cell>
          <table:table-cell table:style-name="ce1" office:value-type="string" calcext:value-type="string">
            <text:p>Reaktif effekt, alle faser</text:p>
          </table:table-cell>
          <table:table-cell table:style-name="ce1" office:value-type="string" calcext:value-type="string">
            <text:p>reactive power</text:p>
          </table:table-cell>
          <table:table-cell table:style-name="ce1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Q1</text:p>
          </table:table-cell>
          <table:table-cell table:style-name="ce1" office:value-type="string" calcext:value-type="string">
            <text:p>Reaktiv effekt, fase 1</text:p>
          </table:table-cell>
          <table:table-cell table:style-name="ce1" office:value-type="string" calcext:value-type="string">
            <text:p>reactive power</text:p>
          </table:table-cell>
          <table:table-cell table:style-name="ce1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S1</text:p>
          </table:table-cell>
          <table:table-cell table:style-name="ce1" office:value-type="string" calcext:value-type="string">
            <text:p>Tilsyneladende effekt fase 1</text:p>
          </table:table-cell>
          <table:table-cell table:style-name="ce1" office:value-type="string" calcext:value-type="string">
            <text:p>apparent powe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PF</text:p>
          </table:table-cell>
          <table:table-cell table:style-name="ce1" office:value-type="string" calcext:value-type="string">
            <text:p>Power factor/cosinus phi, alle faser</text:p>
          </table:table-cell>
          <table:table-cell table:style-name="ce1" office:value-type="string" calcext:value-type="string">
            <text:p>power factor</text:p>
          </table:table-cell>
          <table:table-cell table:style-name="ce1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1" office:value-type="string" calcext:value-type="string">
            <text:p>M03_PF3</text:p>
          </table:table-cell>
          <table:table-cell table:style-name="ce1" office:value-type="string" calcext:value-type="string">
            <text:p>Power factor/cosinus phi, fase 3</text:p>
          </table:table-cell>
          <table:table-cell table:style-name="ce1" office:value-type="string" calcext:value-type="string">
            <text:p>power factor</text:p>
          </table:table-cell>
          <table:table-cell table:style-name="ce1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1" office:value-type="string" calcext:value-type="string">
            <text:p>M03_E</text:p>
          </table:table-cell>
          <table:table-cell table:style-name="ce1" office:value-type="string" calcext:value-type="string">
            <text:p>energi brugt total, 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Wh</text:p>
          </table:table-cell>
          <table:table-cell table:style-name="ce1" office:value-type="string" calcext:value-type="string">
            <text:p>kWh</text:p>
          </table:table-cell>
        </table:table-row>
        <table:table-row table:style-name="ro1">
          <table:table-cell table:style-name="ce1" office:value-type="string" calcext:value-type="string">
            <text:p>M03_I</text:p>
          </table:table-cell>
          <table:table-cell table:style-name="ce1" office:value-type="string" calcext:value-type="string">
            <text:p>strøm, alle faser</text:p>
          </table:table-cell>
          <table:table-cell office:value-type="string" calcext:value-type="string">
            <text:p>current</text:p>
          </table:table-cell>
          <table:table-cell table:style-name="ce1" office:value-type="string" calcext:value-type="string">
            <text:p>A</text:p>
          </table:table-cell>
          <table:table-cell table:style-name="ce1"/>
        </table:table-row>
        <table:table-row table:style-name="ro1">
          <table:table-cell office:value-type="string" calcext:value-type="string">
            <text:p>M03_I1</text:p>
          </table:table-cell>
          <table:table-cell office:value-type="string" calcext:value-type="string">
            <text:p>strøm, fase 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03_V</text:p>
          </table:table-cell>
          <table:table-cell office:value-type="string" calcext:value-type="string">
            <text:p>spænding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03_V2</text:p>
          </table:table-cell>
          <table:table-cell office:value-type="string" calcext:value-type="string">
            <text:p>spænding, fase 2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ead of using M03, the meters could be named after either location (room number) or by name of pan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vedtavle hedder ofte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Con valgte at kalde OSAAs tavle for UT100, men måleren sidder i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kunne kalde de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M.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UT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is måleren måler en gruppe, og ikke en tavle, så kunne den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n kunne også bruge BM for bimåler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l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vad skal vi kalde gruppen i hovedtavlen, som forsyner opvaskemaskin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te ser ikke værst ud. Men det kræver, at grupperne nummereres, og disse numre er ikke specielt behjælpelige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9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n kan selvf droppe at navngive grupper med tal, men bruge sigende ord I stedet. Fx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komfur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_opv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så, hvis en gruppe skifter og ikke længere bruges til komfu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å fald skal man måske betragte det som at den måler er demonteret og der er sat en ny måler op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 er jo misvisende, hvis den samme gruppe skifter fra at forsyne et komfur til at forsyne en kummefryse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å skal det noteres/adskilles på en anden måde. 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er det egentligt, at vi taler om navngivning af? Er det navngivning af tidsserien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ommer tidsserien til at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opv.m.P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SAAs lokale hedder I grundplanen “20”. Hvad skal vores tavle hedd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 regner med at bo her I 20 år, forhåbentligt uden at skifte navn.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T_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A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å kunne måleren, som måler I OSAA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2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OSAA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g er klart mest til UT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5:07:25.985205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8:09:22.184672870</meta:creation-date>
    <dc:date>2022-10-12T05:11:07.438021345</dc:date>
    <meta:editing-duration>P2DT3H9M37S</meta:editing-duration>
    <meta:editing-cycles>10</meta:editing-cycles>
    <meta:generator>LibreOffice/6.4.7.2$Linux_X86_64 LibreOffice_project/40$Build-2</meta:generator>
    <meta:document-statistic meta:table-count="1" meta:cell-count="113" meta:object-count="0"/>
  </office:meta>
</office:document-meta>
</file>